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2D0000038FA68AEA625199F9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c23d71b-7fff-2e57-70c7-d1f0f3194ca3"/><draw:frame draw:style-name="fr1" draw:name="Image1" text:anchor-type="as-char" svg:width="16.51cm" svg:height="9.525cm" draw:z-index="0"><draw:image xlink:href="Pictures/100000000000062D0000038FA68AEA625199F99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0:25:19.983565367</meta:creation-date>
    <dc:date>2020-08-31T10:25:58.797354125</dc:date>
    <meta:editing-duration>PT40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1.6.2$Linux_X86_64 LibreOffice_project/10m0$Build-2</meta:generator>
  </office:meta>
</office:document-meta>
</file>